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44e49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4c171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center" style:justify-single-word="false"/>
      <style:text-properties fo:color="#000000" loext:opacity="100%" style:font-name="Arial3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text-align="justify" style:justify-single-word="false"/>
      <style:text-properties officeooo:paragraph-rsid="004a4115"/>
    </style:style>
    <style:style style:name="P12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language="es" fo:country="ES" officeooo:paragraph-rsid="00497086" fo:background-color="transparent" style:font-size-asian="10pt" style:font-size-complex="10pt"/>
    </style:style>
    <style:style style:name="P1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officeooo:rsid="00006a50" officeooo:paragraph-rsid="00497086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97086" style:font-size-asian="10pt" style:font-name-complex="Arial4" style:font-size-complex="10pt"/>
    </style:style>
    <style:style style:name="P16" style:family="paragraph" style:parent-style-name="Standard" style:list-style-name="L1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4c1714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 style:list-style-name="L1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5132fa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2" fo:font-size="13pt" fo:font-style="italic" fo:font-weight="bold" officeooo:rsid="003cb6dc" officeooo:paragraph-rsid="003cb6dc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19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0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3" fo:font-size="10pt" officeooo:paragraph-rsid="004c171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3" fo:font-size="10pt" officeooo:rsid="0040adb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3" fo:font-size="10pt" officeooo:rsid="004a411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3" fo:font-size="10pt" officeooo:rsid="0043163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3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" fo:font-size="10pt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font-size-asian="10pt" style:language-asian="zh" style:country-asian="CN" style:font-weight-asian="normal" style:font-name-complex="Arial3" style:font-size-complex="10pt" style:language-complex="hi" style:country-complex="IN" style:font-weight-complex="normal"/>
    </style:style>
    <style:style style:name="T7" style:family="text">
      <style:text-properties officeooo:rsid="00431637"/>
    </style:style>
    <style:style style:name="T8" style:family="text">
      <style:text-properties officeooo:rsid="0044e497"/>
    </style:style>
    <style:style style:name="T9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0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11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2" style:family="text">
      <style:text-properties fo:language="es" fo:country="ES" fo:font-weight="bold" officeooo:rsid="00149f96" style:font-weight-asian="bold" style:font-weight-complex="bold"/>
    </style:style>
    <style:style style:name="T13" style:family="text">
      <style:text-properties officeooo:rsid="004a4115"/>
    </style:style>
    <style:style style:name="T14" style:family="text">
      <style:text-properties officeooo:rsid="004b72d7"/>
    </style:style>
    <style:style style:name="T15" style:family="text">
      <style:text-properties officeooo:rsid="005132fa"/>
    </style:style>
    <style:style style:name="T16" style:family="text">
      <style:text-properties fo:font-weight="bold" officeooo:rsid="0024a0da" style:font-weight-asian="bold" style:font-weight-complex="bold"/>
    </style:style>
    <style:style style:name="T17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SOLUCIÓN CONSULTA PÚBLICA</text:p>
      <text:p text:style-name="P5"/>
      <text:p text:style-name="P12">Número de expediente: $$V_NUMEXP$$ </text:p>
      <text:p text:style-name="P12">Nombre del expediente: $$V_TITULOEXP$$</text:p>
      <text:p text:style-name="P12">Fecha: $$DIA_SISTEMA$$ <text:span text:style-name="T8">de </text:span>$$MES_SISTEMA$$ <text:span text:style-name="T8">de </text:span>$$EJERCICIO_SISTEMA$$</text:p>
      <text:p text:style-name="P6"/>
      <text:p text:style-name="P7">El Plan Anual Normativo aprobado por <text:span text:style-name="T13">a</text:span>cuerdo de Pleno de $$F_ACUERDO_PLENO$$ para el ejercicio $$EJERCICIO_PAN$$ y publicado en el <text:span text:style-name="T13">p</text:span>ortal de <text:span text:style-name="T13">t</text:span>ransparencia, contiene la previsión de aprobación de la <text:span text:style-name="T13">o</text:span>rdenanza $$MUNICIPAL$$ <text:span text:style-name="T13">g</text:span><text:span text:style-name="T7">eneral</text:span> de <text:span text:style-name="T13">s</text:span>ubvenciones en este ejercicio. </text:p>
      <text:p text:style-name="P7">Vista la necesidad de regular un procedimiento de aprobación, concesión y justificación de las subvenciones y ayudas, al objeto de establecer unas bases comunes por las que se rijan todas las subvenciones y aportaciones dinerarias sin contraprestación que concede $$ESTE_ART$$ $$TRATAMIENTO_AYTO$$ $$AYUNTAMIENTO$$. </text:p>
      <text:p text:style-name="P7">En aplicación del principio de transparencia, de conformidad con el artículo 129.5 de la Ley 39/2015, de 1 de octubre, de<text:span text:style-name="T13">l</text:span> Procedimiento Administrativo Común de las Administraciones Públicas, las Administraciones públicas posibilitarán que los potenciales destinatarios tengan una participación activa en la elaboración de las normas. </text:p>
      <text:p text:style-name="P8">De acuerdo con lo previsto en el artículo 133 de la Ley 39/2015, de 1 de octubre, con carácter previo a la elaboración del proyecto o anteproyecto de ley o de reglamento, se sustanciará una consulta pública, a través del portal web de esta Administración, que recabará la opinión de los sujetos y de las organizaciones más representativas potencialmente afectados por la futura norma. </text:p>
      <text:p text:style-name="P7">Con el objeto de dar cumplimiento a los preceptos legales señalados, con carácter previo a la redacción del texto normativo, y en virtud de las atribuciones que me confiere la legislación vigente,</text:p>
      <text:p text:style-name="P7"/>
      <text:p text:style-name="P10">RESUELVO</text:p>
      <text:p text:style-name="P7"/>
      <text:p text:style-name="P11"><text:span text:style-name="T5">PRIMERO</text:span><text:span text:style-name="T1">.- Someter a consulta pública a través del portal web $$DEL_AYTO$$ $$AYUNTAMIENTO$$, durante un período de $$PERIODO_DIAS$$ días </text:span><text:span text:style-name="T2">hábiles</text:span><text:span text:style-name="T1"> desde el siguiente a su inserción, a fin de recabar la opinión de los sujetos y de las organizaciones más representativas que potencialmente puedan verse afectados por la </text:span><text:span text:style-name="T3">o</text:span><text:span text:style-name="T1">rdenanza </text:span><text:span text:style-name="T3">g</text:span><text:span text:style-name="T4">eneral </text:span><text:span text:style-name="T1">de </text:span><text:span text:style-name="T3">s</text:span><text:span text:style-name="T1">ubvenciones que se pretende elaborar, acerca de los siguientes extremos:</text:span></text:p>
      <text:list xml:id="list4130603913" text:style-name="L1">
        <text:list-item>
          <text:p text:style-name="P19">Los problemas que se pretenden solucionar con la iniciativa.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124346494121700" text:continue-numbering="true" text:style-name="L1">
              <text:list-item>
                <text:p text:style-name="P16"><text:span text:style-name="T15">P</text:span><text:span text:style-name="T14">roblemas</text:span></text:p>
              </text:list-item>
            </text:list>
          </table:table-cell>
        </table:table-row>
        <table:table-row table:style-name="TableLine2731574978816">
          <table:table-cell table:style-name="Tabla1.A2" office:value-type="string">
            <text:list xml:id="list124347412271137" text:continue-numbering="true" text:style-name="L1">
              <text:list-item>
                <text:p text:style-name="P17"><text:text-input text:description="JOOScript">${(datos.att0)!}</text:text-input><text:span text:style-name="T16"><text:script script:language="JOOScript">&lt;jooscript&gt;
&lt;insert-around element="table:table-row"&gt;
[#if PROBLEMAS??]
[#assign PROBLEMAS_AUXILIAR=PROBLEMAS]
[/#if]
[#if TAB_PROBLEMAS??]
[#assign PROBLEMAS_AUXILIAR=TAB_PROBLEMAS]
[/#if]
[#if PROBLEMAS_AUXILIAR?? &amp;amp;&amp;amp; PROBLEMAS_AUXILIAR?is_enumerable]
[#list PROBLEMAS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47630163722" text:continue-numbering="true" text:style-name="L1">
        <text:list-header>
          <text:p text:style-name="P20"/>
        </text:list-header>
        <text:list-item>
          <text:p text:style-name="P19">La necesidad y oportunidad de su aprobación.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124347515924549" text:continue-numbering="true" text:style-name="L1">
              <text:list-item>
                <text:p text:style-name="P16"><text:span text:style-name="T15">N</text:span><text:span text:style-name="T14">ecesidad y oportunidad </text:span></text:p>
              </text:list-item>
            </text:list>
          </table:table-cell>
        </table:table-row>
        <table:table-row table:style-name="TableLine2731574992144">
          <table:table-cell table:style-name="Tabla2.A2" office:value-type="string">
            <text:list xml:id="list124346196665015" text:continue-numbering="true" text:style-name="L1">
              <text:list-item>
                <text:p text:style-name="P17"><text:text-input text:description="JOOScript">${(datos.att0)!}</text:text-input><text:span text:style-name="T16"><text:script script:language="JOOScript">&lt;jooscript&gt;
&lt;insert-around element="table:table-row"&gt;
[#if NECESIDAD_APROB??]
[#assign NECESIDAD_APROB_AUXILIAR=NECESIDAD_APROB]
[/#if]
[#if TAB_NECESIDAD_APROB??]
[#assign NECESIDAD_APROB_AUXILIAR=TAB_NECESIDAD_APROB]
[/#if]
[#if NECESIDAD_APROB_AUXILIAR?? &amp;amp;&amp;amp; NECESIDAD_APROB_AUXILIAR?is_enumerable]
[#list NECESIDAD_APROB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47530526084" text:continue-numbering="true" text:style-name="L1">
        <text:list-header>
          <text:p text:style-name="P20"/>
        </text:list-header>
        <text:list-item>
          <text:p text:style-name="P19">Los objetivos de la norma.</text:p>
        </text:list-item>
      </text:list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list xml:id="list124346298050679" text:continue-numbering="true" text:style-name="L1">
              <text:list-item>
                <text:p text:style-name="P16"><text:span text:style-name="T15">O</text:span><text:span text:style-name="T14">bjetivos</text:span></text:p>
              </text:list-item>
            </text:list>
          </table:table-cell>
        </table:table-row>
        <table:table-row table:style-name="TableLine2731574992688">
          <table:table-cell table:style-name="Tabla3.A2" office:value-type="string">
            <text:list xml:id="list124346985616709" text:continue-numbering="true" text:style-name="L1">
              <text:list-item>
                <text:p text:style-name="P17"><text:text-input text:description="JOOScript">${(datos.att0)!}</text:text-input><text:span text:style-name="T16"><text:script script:language="JOOScript">&lt;jooscript&gt;
&lt;insert-around element="table:table-row"&gt;
[#if OBJETIVOS_NORMA??]
[#assign OBJETIVOS_NORMA_AUXILIAR=OBJETIVOS_NORMA]
[/#if]
[#if TAB_OBJETIVOS_NORMA??]
[#assign OBJETIVOS_NORMA_AUXILIAR=TAB_OBJETIVOS_NORMA]
[/#if]
[#if OBJETIVOS_NORMA_AUXILIAR?? &amp;amp;&amp;amp; OBJETIVOS_NORMA_AUXILIAR?is_enumerable]
[#list OBJETIVOS_NORMA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46160538264" text:continue-numbering="true" text:style-name="L1">
        <text:list-header>
          <text:p text:style-name="P20"/>
        </text:list-header>
        <text:list-item>
          <text:p text:style-name="P19">Las posibles soluciones alternativas regulatorias y no regulatoria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xml:id="list124345728944862" text:continue-numbering="true" text:style-name="L1">
              <text:list-item>
                <text:p text:style-name="P16"><text:span text:style-name="T15">S</text:span><text:span text:style-name="T14">oluciones</text:span></text:p>
              </text:list-item>
            </text:list>
          </table:table-cell>
        </table:table-row>
        <table:table-row table:style-name="TableLine2731574993504">
          <table:table-cell table:style-name="Tabla4.A2" office:value-type="string">
            <text:list xml:id="list124346500608629" text:continue-numbering="true" text:style-name="L1">
              <text:list-item>
                <text:p text:style-name="P17"><text:text-input text:description="JOOScript">${(datos.att0)!}</text:text-input><text:span text:style-name="T16"><text:script script:language="JOOScript">&lt;jooscript&gt;
&lt;insert-around element="table:table-row"&gt;
[#if SOLUCIONES??]
[#assign SOLUCIONES_AUXILIAR=SOLUCIONES]
[/#if]
[#if TAB_SOLUCIONES??]
[#assign SOLUCIONES_AUXILIAR=TAB_SOLUCIONES]
[/#if]
[#if SOLUCIONES_AUXILIAR?? &amp;amp;&amp;amp; SOLUCIONES_AUXILIAR?is_enumerable]
[#list SOLUCIONES_AUXILIAR as datos]
&lt;content/&gt;
[/#list]
[/#if]
&lt;/insert-around&gt;
&lt;/jooscript&gt;
</text:script></text:span></text:p>
              </text:list-item>
            </text:list>
          </table:table-cell>
        </table:table-row>
      </table:table>
      <text:p text:style-name="P9"/>
      <text:p text:style-name="P11"><text:span text:style-name="T5">SEGUNDO</text:span><text:span text:style-name="T1">.- Comunicar la presente </text:span><text:span text:style-name="T3">r</text:span><text:span text:style-name="T1">esolución a la Secretaría General </text:span><text:span text:style-name="T2">o departamento que corresponda</text:span><text:span text:style-name="T1">, a los efectos de su publicación en el portal web $$DEL_AYTO$$ $$AYUNTAMIENTO$$.</text:span></text:p>
      <text:p text:style-name="P13"/>
      <text:p text:style-name="P13"/>
      <text:p text:style-name="P15"><text:span text:style-name="Fuente_20_de_20_párrafo_20_predeter."><text:span text:style-name="T9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0"><text:text-input text:description="JOOScript">${(FIRMANTES_FDO_AUXILIAR)!}</text:text-input></text:span></text:span><text:span text:style-name="T12"><text:s/></text:span><text:span text:style-name="Fuente_20_de_20_párrafo_20_predeter."><text:span text:style-name="T11"><text:text-input text:description="JOOScript">${(FIRMANTES_AUXILIAR)!}</text:text-input></text:span></text:span><text:span text:style-name="Fuente_20_de_20_párrafo_20_predeter."><text:span text:style-name="T11"><text:s/></text:span></text:span></text:p>
      <text:p text:style-name="P14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6</meta:editing-cycles>
    <meta:creation-date>2019-09-12T08:50:52.807000000</meta:creation-date>
    <meta:editing-duration>PT10H39M47S</meta:editing-duration>
    <meta:generator>LibreOffice/7.0.2.2$Windows_X86_64 LibreOffice_project/8349ace3c3162073abd90d81fd06dcfb6b36b994</meta:generator>
    <dc:date>2021-03-17T09:52:03.474000000</dc:date>
    <meta:document-statistic meta:table-count="4" meta:image-count="0" meta:object-count="0" meta:page-count="2" meta:paragraph-count="35" meta:word-count="402" meta:character-count="2802" meta:non-whitespace-character-count="245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